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x Acc</text:p>
          </table:table-cell>
          <table:table-cell office:value-type="string" calcext:value-type="string">
            <text:p>Min DB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cc Verlau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 4, 6</text:p>
          </table:table-cell>
          <table:table-cell office:value-type="float" office:value="2" calcext:value-type="float">
            <text:p>2</text:p>
          </table:table-cell>
          <table:table-cell office:value-type="float" office:value="71.5" calcext:value-type="float">
            <text:p>71,5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string" calcext:value-type="string">
            <text:p>[0.425, 0.4875, 0.52, 0.5775, 0.5625, 0.6175, 0.65, 0.63, 0.67, 0.66, 0.67, 0.6725, 0.6675, 0.6725, 0.675, 0.675, 0.68, 0.68, 0.695, 0.7125, 0.7, 0.715, 0.715, 0.7025, 0.6825, 0.695, 0.6825, 0.69, 0.6875, 0.6925, 0.68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 4, 6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no improv with 8 Layers</text:p>
          </table:table-cell>
          <table:table-cell office:value-type="string" calcext:value-type="string">
            <text:p>[0.41, 0.4525, 0.5525, 0.6475, 0.6375, 0.645, 0.66, 0.6775, 0.6575, 0.675, 0.6525, 0.63, 0.6375, 0.6325, 0.655, 0.655, 0.6725, 0.6725, 0.6675, 0.68, 0.665, 0.67, 0.6875, 0.69, 0.7, 0.6725, 0.6775, 0.69, 0.685, 0.6825, 0.68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7, 8, 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0.6925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[0.7125, 0.85, 0.8875, 0.8825, 0.88, 0.89, 0.875, 0.885, 0.8825, 0.88, 0.875, 0.875, 0.8725, 0.8925, 0.88, 0.895, 0.8775, 0.885, 0.865, 0.8825, 0.8925, 0.895, 0.8825, 0.8875, 0.8725, 0.8825, 0.885, 0.8925, 0.88, 0.8825, 0.88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6915</text:p>
          </table:table-cell>
          <table:table-cell/>
          <table:table-cell office:value-type="string" calcext:value-type="string">
            <text:p>[0.5475, 0.8625, 0.87, 0.875, 0.875, 0.8725, 0.8825, 0.8875, 0.8725, 0.8775, 0.88, 0.88, 0.8825, 0.885, 0.875, 0.89, 0.885, 0.89, 0.8775, 0.8875, 0.8775, 0.8725, 0.8875, 0.88, 0.88, 0.875, 0.8725, 0.87, 0.88, 0.885, 0.877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0.7168</text:p>
          </table:table-cell>
          <table:table-cell/>
          <table:table-cell office:value-type="string" calcext:value-type="string">
            <text:p>[0.47, 0.6825, 0.8775, 0.8775, 0.8775, 0.8825, 0.895, 0.885, 0.8775, 0.8825, 0.885, 0.88, 0.8825, 0.8875, 0.8775, 0.8925, 0.88, 0.8825, 0.88, 0.89, 0.895, 0.8875, 0.885, 0.89, 0.8825, 0.8775, 0.8825, 0.8775, 0.88, 0.885, 0.88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4,6,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.611" calcext:value-type="float">
            <text:p>5,611</text:p>
          </table:table-cell>
          <table:table-cell/>
          <table:table-cell office:value-type="string" calcext:value-type="string">
            <text:p>[0.3525, 0.3675, 0.42, 0.5075, 0.5025, 0.5, 0.51, 0.49, 0.5, 0.5075, 0.51, 0.53, 0.53, 0.5075, 0.5075, 0.51, 0.5425, 0.515, 0.525, 0.5225, 0.535, 0.535, 0.52, 0.53, 0.55, 0.55, 0.5325, 0.5475, 0.5275, 0.53, 0.525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,4,6,9</text:p>
          </table:table-cell>
          <table:table-cell office:value-type="float" office:value="3" calcext:value-type="float">
            <text:p>3</text:p>
          </table:table-cell>
          <table:table-cell office:value-type="float" office:value="51.75" calcext:value-type="float">
            <text:p>51,75</text:p>
          </table:table-cell>
          <table:table-cell office:value-type="float" office:value="5.872" calcext:value-type="float">
            <text:p>5,872</text:p>
          </table:table-cell>
          <table:table-cell/>
          <table:table-cell office:value-type="string" calcext:value-type="string">
            <text:p>[0.3375, 0.405, 0.4475, 0.5025, 0.49, 0.485, 0.49, 0.465, 0.485, 0.5075, 0.515, 0.47, 0.515, 0.465, 0.505, 0.495, 0.5075, 0.4925, 0.5125, 0.505, 0.5075, 0.5, 0.5075, 0.505, 0.5175, 0.505, 0.5, 0.51, 0.5025, 0.5125, 0.50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07:56:05.4660960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0:09:09.478770130</meta:creation-date>
    <meta:generator>LibreOffice/6.4.7.2$Linux_X86_64 LibreOffice_project/40$Build-2</meta:generator>
    <dc:date>2021-12-16T10:27:42.929012350</dc:date>
    <meta:editing-duration>PT1H59M26S</meta:editing-duration>
    <meta:editing-cycles>9</meta:editing-cycles>
    <meta:document-statistic meta:table-count="1" meta:cell-count="45" meta:object-count="0"/>
  </office:meta>
</office:document-meta>
</file>